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00" draw:fill="solid" draw:fill-color="#0099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84d1" draw:fill="solid" draw:fill-color="#0084d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21cm" svg:height="0.444cm" svg:x="4.135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" draw:text-style-name="P1" draw:layer="layout" svg:width="0.421cm" svg:height="0.444cm" svg:x="4.936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3" draw:text-style-name="P1" draw:layer="layout" svg:width="0.421cm" svg:height="0.444cm" svg:x="5.786cm" svg:y="1.1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1" draw:layer="layout" svg:width="0.293cm" svg:height="0.381cm" svg:x="5.445cm" svg:y="1.255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227cm" svg:height="0.381cm" svg:x="4.607cm" svg:y="1.255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7T15:08:26.370392558</meta:creation-date>
    <dc:date>2014-01-13T16:33:55.427148956</dc:date>
    <meta:editing-duration>PT39M11S</meta:editing-duration>
    <meta:editing-cycles>8</meta:editing-cycles>
    <meta:generator>LibreOffice/4.1.4.2$Linux_X86_64 LibreOffice_project/410$Build-2</meta:generator>
    <meta:document-statistic meta:object-count="8"/>
  </office:meta>
</office:document-meta>
</file>